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9c8c6" officeooo:paragraph-rsid="0009c8c6"/>
    </style:style>
    <style:style style:name="P2" style:family="paragraph" style:parent-style-name="Text_20_body">
      <style:text-properties officeooo:paragraph-rsid="0009c8c6"/>
    </style:style>
    <style:style style:name="P3" style:family="paragraph" style:parent-style-name="Title">
      <style:text-properties officeooo:rsid="0009c8c6" officeooo:paragraph-rsid="0009c8c6"/>
    </style:style>
    <style:style style:name="P4" style:family="paragraph" style:parent-style-name="Heading_20_1">
      <style:text-properties officeooo:rsid="0009c8c6" officeooo:paragraph-rsid="0009c8c6"/>
    </style:style>
    <style:style style:name="P5" style:family="paragraph" style:parent-style-name="Text_20_body">
      <style:text-properties style:text-underline-style="none" officeooo:rsid="0009c8c6" officeooo:paragraph-rsid="0009c8c6"/>
    </style:style>
    <style:style style:name="P6" style:family="paragraph" style:parent-style-name="Text_20_body">
      <style:text-properties officeooo:rsid="0009c8c6" officeooo:paragraph-rsid="0009c8c6"/>
    </style:style>
    <style:style style:name="T1" style:family="text">
      <style:text-properties officeooo:rsid="0009c8c6"/>
    </style:style>
    <style:style style:name="T2" style:family="text">
      <style:text-properties style:text-underline-style="solid" style:text-underline-width="auto" style:text-underline-color="font-color" officeooo:rsid="0009c8c6"/>
    </style:style>
    <style:style style:name="T3" style:family="text">
      <style:text-properties style:text-underline-style="none" officeooo:rsid="0009c8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ronologie</text:p>
      <text:p text:style-name="P1"/>
      <text:p text:style-name="P1"/>
      <text:h text:style-name="P4" text:outline-level="1">Antiquité</text:h>
      <text:p text:style-name="P2"><text:tab/><text:span text:style-name="T1">Epoque héroïque (les dieux se font la guerre entre eux).</text:span></text:p>
      <text:p text:style-name="P2"/>
      <text:p text:style-name="P2"/>
      <text:h text:style-name="P4" text:outline-level="1">Antiquité Classique</text:h>
      <text:p text:style-name="P2"><text:tab/><text:span text:style-name="T1">Montée de Rome. Les romains se mettent tous les panthéons dans la poche. Empire poly-polythéiste. L'empereur romain est un dieu parmi les autres. Bordel unifié</text:span></text:p>
      <text:p text:style-name="P2"/>
      <text:p text:style-name="P2"/>
      <text:h text:style-name="P4" text:outline-level="1">Royaumes barbares</text:h>
      <text:p text:style-name="P2"><text:tab/><text:span text:style-name="T1">Développement du christianisme en Europe. Vickings. Montée de l'islam</text:span></text:p>
      <text:p text:style-name="P2"/>
      <text:p text:style-name="P2"/>
      <text:h text:style-name="P4" text:outline-level="1">Renaissance</text:h>
      <text:p text:style-name="P2"><text:tab/><text:span text:style-name="T1">Renaissance </text:span><text:span text:style-name="T2">culturelle</text:span><text:span text:style-name="T3"> pour les panthéon polythéistes. Retour du combat des dieux polythéistes contre les dieux monothéistes.</text:span></text:p>
      <text:p text:style-name="P5"><text:tab/>Sociétés secrètes (franc maçons, illuminati...)</text:p>
      <text:p text:style-name="P5"/>
      <text:p text:style-name="P5"/>
      <text:h text:style-name="P4" text:outline-level="1">Révolution industrielle</text:h>
      <text:p text:style-name="P2"><text:tab/><text:span text:style-name="T1">Far west, colonisation...</text:span></text:p>
      <text:p text:style-name="P2"/>
      <text:p text:style-name="P2"/>
      <text:h text:style-name="P4" text:outline-level="1">21è siècle</text:h>
      <text:p text:style-name="P2"><text:tab/><text:span text:style-name="T1">Les grosses corpos sont dirigés par des dieux pour exister face à un athéisme dangereux.</text:span></text:p>
      <text:p text:style-name="P1">Beaucoup de créatures mythologiques car le far west "a réusssi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9S</meta:editing-duration>
    <meta:editing-cycles>4</meta:editing-cycles>
    <meta:generator>LibreOffice/5.3.6.1$Windows_x86 LibreOffice_project/686f202eff87ef707079aeb7f485847613344eb7</meta:generator>
    <dc:date>2020-08-30T17:52:33.657000000</dc:date>
    <meta:document-statistic meta:table-count="0" meta:image-count="0" meta:object-count="0" meta:page-count="1" meta:paragraph-count="15" meta:word-count="104" meta:character-count="740" meta:non-whitespace-character-count="644"/>
    <meta:user-defined meta:name="Info 1"/>
    <meta:user-defined meta:name="Info 2"/>
    <meta:user-defined meta:name="Info 3"/>
    <meta:user-defined meta:name="Info 4"/>
  </office:meta>
</office:document-meta>
</file>